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8.953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 fo:hyphenate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oogle.maps.OverviewMapControlOptions object specificatio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Options for the rendering of the Overview Map control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5" office:value-type="string">
            <text:p>Description</text:p>
          </table:table-cell>
        </table:table-row>
        <table:table-row table:style-name="ro2">
          <table:table-cell office:value-type="string">
            <text:p>opened </text:p>
          </table:table-cell>
          <table:table-cell office:value-type="string">
            <text:p>boolean </text:p>
          </table:table-cell>
          <table:table-cell office:value-type="string">
            <text:p>Whether the control should display in opened mode or collapsed (minimized) mode. By default, the control is closed.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7:56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7:55:36.12</meta:creation-date>
    <dc:date>2011-12-13T17:56:44.23</dc:date>
    <meta:editing-duration>PT1M8S</meta:editing-duration>
    <meta:editing-cycles>1</meta:editing-cycles>
    <meta:document-statistic meta:table-count="3" meta:cell-count="9" meta:object-count="0"/>
    <meta:generator>OpenOffice.org/3.3$Win32 OpenOffice.org_project/330m20$Build-9567</meta:generator>
  </office:meta>
</office:document-meta>
</file>